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82cm" draw:z-index="0"><draw:image xlink:href="../../odt/images/0130.png" xlink:type="simple" xlink:show="embed" xlink:actuate="onLoad"/></draw:frame></text:p>
          </table:table-cell>
          <table:table-cell table:style-name="Table1.B1" office:value-type="string">
            <text:h text:style-name="P4" text:outline-level="1">Клиент <text:span text:style-name="T1">TCP-IP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59cm" svg:height="1.27cm" draw:z-index="0"><draw:image xlink:href="../../odt/images/013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двунаправленный обмен данными по протоколу TCP-IP. </text:p>
            <text:p text:style-name="P5"><text:span text:style-name="T2">Свойства</text:span>:</text:p>
            <text:list xml:id="list6657602122606122795" text:style-name="L1">
              <text:list-item>
                <text:p text:style-name="P6">Количество входов.</text:p>
              </text:list-item>
              <text:list-item>
                <text:p text:style-name="P6">Массив размерностей выходов.</text:p>
              </text:list-item>
              <text:list-item>
                <text:p text:style-name="P6">Массив начальных значений выходов.</text:p>
              </text:list-item>
              <text:list-item>
                <text:p text:style-name="P6">Шаг обмена данными – шаг с которым производится запись и считывание данных в буферы блока.</text:p>
              </text:list-item>
              <text:list-item>
                <text:p text:style-name="P6">Посылать команду остановки серверу – если флаг установлен, то при остановке расчёта будет послана команда остановки серверу.</text:p>
              </text:list-item>
              <text:list-item>
                <text:p text:style-name="P6">Синхронизировть модельное время – если флаг установлен, то блок автоматически будет производить задержку расчёта для согласования модельного времени на клиенте и сервере.</text:p>
              </text:list-item>
              <text:list-item>
                <text:p text:style-name="P6">Порт tcp-ip – номер TCP-порта обмена.</text:p>
              </text:list-item>
              <text:list-item>
                <text:p text:style-name="P6">Адрес сервера – IP-адрес или имя сервера, где находится модель с которой производится обмен данным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TCP-IP</dc:title>
    <dc:date>2012-03-30T13:00:57.64</dc:date>
    <meta:generator>OpenOffice_Beta/4.1.0$Win32 OpenOffice.org_project/410m14$Build-9760</meta:generator>
    <meta:editing-duration>PT7H27M12S</meta:editing-duration>
    <meta:editing-cycles>145</meta:editing-cycles>
    <meta:document-statistic meta:table-count="1" meta:image-count="2" meta:object-count="0" meta:page-count="1" meta:paragraph-count="16" meta:word-count="110" meta:character-count="733"/>
    <meta:user-defined meta:name="Поле 1"/>
    <meta:user-defined meta:name="Поле 2"/>
    <meta:user-defined meta:name="Поле 3"/>
    <meta:user-defined meta:name="Поле 4"/>
  </office:meta>
</office:document-meta>
</file>